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normal">
      <style:paragraph-properties fo:text-align="justify" style:justify-single-word="false"/>
    </style:style>
    <style:style style:name="P2" style:family="paragraph" style:parent-style-name="normal">
      <style:paragraph-properties fo:text-align="justify" style:justify-single-word="false"/>
      <style:text-properties style:font-name="Times New Roman" fo:font-size="14pt" style:font-size-asian="14pt" style:font-name-complex="Times New Roman1"/>
    </style:style>
    <style:style style:name="P3" style:family="paragraph" style:parent-style-name="normal">
      <style:paragraph-properties fo:margin-top="0.353cm" fo:margin-bottom="0.353cm" fo:line-height="100%" fo:text-align="justify" style:justify-single-word="false"/>
      <style:text-properties style:font-name="Times New Roman" fo:font-size="12pt" style:font-size-asian="12pt" style:font-name-complex="Times New Roman1"/>
    </style:style>
    <style:style style:name="P4" style:family="paragraph" style:parent-style-name="Title">
      <style:paragraph-properties fo:text-align="center" style:justify-single-word="false"/>
      <style:text-properties style:font-name="Arial" fo:font-weight="bold" style:font-weight-asian="bold" style:font-name-complex="Arial2"/>
    </style:style>
    <style:style style:name="P5" style:family="paragraph" style:parent-style-name="Title">
      <style:paragraph-properties fo:text-align="end" style:justify-single-word="false"/>
      <style:text-properties style:font-name="Arial" fo:font-size="16pt" fo:font-style="italic" style:font-size-asian="16pt" style:font-style-asian="italic" style:font-name-complex="Arial2"/>
    </style:style>
    <style:style style:name="P6" style:family="paragraph" style:parent-style-name="normal" style:master-page-name="Standard">
      <style:paragraph-properties fo:text-align="justify" style:justify-single-word="false" style:page-number="auto"/>
      <style:text-properties style:font-name="Times New Roman" fo:font-size="14pt" style:font-size-asian="14pt" style:font-name-complex="Times New Roman1"/>
    </style:style>
    <style:style style:name="P7" style:family="paragraph" style:parent-style-name="normal">
      <style:paragraph-properties fo:margin-top="0.353cm" fo:margin-bottom="0.353cm" fo:line-height="100%" fo:text-align="justify" style:justify-single-word="false"/>
      <style:text-properties style:font-name="Times New Roman" fo:font-size="12pt" style:font-size-asian="12pt" style:font-name-complex="Times New Roman1"/>
    </style:style>
    <style:style style:name="P8" style:family="paragraph" style:parent-style-name="normal" style:list-style-name="L1">
      <style:paragraph-properties fo:margin-top="0.353cm" fo:margin-bottom="0.353cm" fo:line-height="100%" fo:text-align="justify" style:justify-single-word="false"/>
      <style:text-properties style:font-name="Times New Roman" fo:font-size="12pt" style:font-size-asian="12pt" style:font-name-complex="Times New Roman1"/>
    </style:style>
    <style:style style:name="P9" style:family="paragraph" style:parent-style-name="normal" style:list-style-name="L1">
      <style:paragraph-properties fo:margin-top="0.353cm" fo:margin-bottom="0.353cm" fo:line-height="100%" fo:text-align="justify" style:justify-single-word="false"/>
    </style:style>
    <style:style style:name="P10" style:family="paragraph" style:parent-style-name="Text_20_body" style:list-style-name="L1">
      <style:paragraph-properties fo:margin-top="0.353cm" fo:margin-bottom="0.353cm" fo:line-height="100%" fo:text-align="justify" style:justify-single-word="false"/>
      <style:text-properties style:font-name="Times New Roman" fo:font-size="12pt" fo:background-color="transparent" style:font-size-asian="12pt" style:font-name-complex="Times New Roman1"/>
    </style:style>
    <style:style style:name="T1" style:family="text">
      <style:text-properties style:font-name="Times New Roman" fo:font-size="12pt" style:font-size-asian="12pt" style:font-name-complex="Times New Roman1"/>
    </style:style>
    <style:style style:name="T2" style:family="text">
      <style:text-properties style:font-name="Times New Roman" fo:font-size="12pt" fo:font-style="italic" style:font-size-asian="12pt" style:font-style-asian="italic" style:font-name-complex="Times New Roman1"/>
    </style:style>
    <style:style style:name="T3" style:family="text">
      <style:text-properties style:font-name="Times New Roman" fo:font-size="12pt" fo:font-style="italic" style:font-size-asian="12pt" style:font-style-asian="italic" style:font-name-complex="Times New Roman1" style:font-style-complex="italic"/>
    </style:style>
    <style:style style:name="T4" style:family="text">
      <style:text-properties style:font-name="Times New Roman" fo:font-size="12pt" fo:background-color="transparent" style:font-size-asian="12pt" style:font-name-complex="Times New Roman1"/>
    </style:style>
    <style:style style:name="T5"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UMEN PROYECTO FIN DE CARRERA</text:p>
      <text:p text:style-name="P2">E.T.S.I. Informática</text:p>
      <text:p text:style-name="P1"><text:s/></text:p>
      <text:p text:style-name="P4"><text:bookmark text:name="h.vmqap5t9w6f"/>Un Servidor de Autorización OAuth 2.0</text:p>
      <text:p text:style-name="P5">An OAuth 2.0 Authorization Server </text:p>
      <text:p text:style-name="P3">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indicando un ámbito específico, un tiempo de vida y otros atributos de acceso). La aplicación cliente hace uso del token de acceso para acceder a los recursos protegidos alojados en el servidor de recursos.</text:p>
      <text:p text:style-name="P3">OAuth es comúnmente usado como una manera para que los usuarios accedan a sitios web de terceros usando sus cuentas de Microsoft, Google, Facebook, Twitter, etc. sin preocuparse por si sus credenciales de acceso están siendo comprometidas.</text:p>
      <text:p text:style-name="P3">Los objetivos marcados para el desarrollo de este proyecto son los siguientes:</text:p>
      <text:list xml:id="list5868219257638439548" text:style-name="L1">
        <text:list-item>
          <text:p text:style-name="P8">El principal objetivo es implementar un servidor de autorización utilizando el estándar OAuth 2.0 que permita a usuarios de aplicaciones de terceros conectarse a dichas aplicaciones sin que éstas tengan la necesidad de conocer ni validar las credenciales de los usuarios. Además de tokens de acceso, también emitirá tokens de refresco, que sirven para obtener nuevos tokens de acceso sin necesidad de que el usuario tenga que volver a introducir sus credenciales. El servidor se desarrollará en C# usando el Framework de .NET, siguiendo la arquitercura OWIN y con tecnologías como Web API 2, Entity Framework 6, ASP.NET Identity 2 y Autofac.</text:p>
        </text:list-item>
        <text:list-item>
          <text:p text:style-name="P10">Dicho servidor hará también las funciones de servidor de recursos, para permitir la gestión de la configuración de todos los datos referidos a la autorización de usuarios.</text:p>
        </text:list-item>
        <text:list-item>
          <text:p text:style-name="P9"><text:span text:style-name="T1">También se ha pensado en la realización de una aplicación web de una sólo página (</text:span><text:span text:style-name="T3">SPA</text:span><text:span text:style-name="T1"> por sus iniciales en inglés, </text:span><text:span text:style-name="T2">Single Page Application</text:span><text:span text:style-name="T1">) realizada principalmente con AngularJS, HTML5 y Bootstrap. </text:span><text:span text:style-name="T4">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span></text:p>
        </text:list-item>
      </text:list>
      <text:p text:style-name="P3">Estos objetivos han sidos llevados a cabo, lo que queda patente en la memoria a la que acompaña el presen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2"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353cm" fo:margin-bottom="0cm" fo:keep-together="always" fo:keep-with-next="always"/>
      <style:text-properties style:font-name="Trebuchet MS" fo:font-size="16pt"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fo:keep-together="always" fo:keep-with-next="always"/>
      <style:text-properties style:font-name="Trebuchet MS" fo:font-size="13pt" fo:font-weight="bold"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fo:keep-together="always" fo:keep-with-next="always"/>
      <style:text-properties fo:color="#666666" style:font-name="Trebuchet MS" fo:font-size="12pt" fo:font-weight="bold"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complex="Trebuchet MS1"/>
    </style:style>
    <style:style style:name="Heading_20_5" style:display-name="Heading 5" style:family="paragraph" style:next-style-name="Text_20_body" style:default-outline-level="5" style:class="text">
      <style:paragraph-properties fo:margin-top="0.282cm" fo:margin-bottom="0cm" fo:keep-together="always" fo:keep-with-next="always"/>
      <style:text-properties fo:color="#666666" style:font-name="Trebuchet MS" style:font-name-complex="Trebuchet MS1"/>
    </style:style>
    <style:style style:name="Heading_20_6" style:display-name="Heading 6" style:family="paragraph" style:next-style-name="Text_20_body" style:default-outline-level="6"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2"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1"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1"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1"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1"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1"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1"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1"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1"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1"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1"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1"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10</meta:editing-cycles>
    <meta:creation-date>2015-04-27T22:37:00</meta:creation-date>
    <dc:date>2015-12-08T23:37:36.41</dc:date>
    <meta:editing-duration>PT4H8M15S</meta:editing-duration>
    <meta:generator>OpenOffice/4.1.2$Win32 OpenOffice.org_project/412m3$Build-9782</meta:generator>
    <meta:document-statistic meta:table-count="0" meta:image-count="0" meta:object-count="0" meta:page-count="1" meta:paragraph-count="12" meta:word-count="432" meta:character-count="273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